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8cm" svg:y1="8.366cm" svg:x2="7.477cm" svg:y2="8.366cm">
          <text:p/>
        </draw:line>
        <draw:line draw:style-name="gr1" draw:text-style-name="P1" draw:layer="layout" svg:x1="1.508cm" svg:y1="9.001cm" svg:x2="7.477cm" svg:y2="9.001cm">
          <text:p/>
        </draw:line>
        <draw:line draw:style-name="gr1" draw:text-style-name="P1" draw:layer="layout" svg:x1="7.627cm" svg:y1="8.366cm" svg:x2="13.596cm" svg:y2="8.366cm">
          <text:p/>
        </draw:line>
        <draw:line draw:style-name="gr1" draw:text-style-name="P1" draw:layer="layout" svg:x1="7.627cm" svg:y1="9.001cm" svg:x2="13.596cm" svg:y2="9.001cm">
          <text:p/>
        </draw:line>
        <draw:line draw:style-name="gr1" draw:text-style-name="P1" draw:layer="layout" svg:x1="20.177cm" svg:y1="8.366cm" svg:x2="26.146cm" svg:y2="8.366cm">
          <text:p/>
        </draw:line>
        <draw:line draw:style-name="gr1" draw:text-style-name="P1" draw:layer="layout" svg:x1="20.177cm" svg:y1="9.001cm" svg:x2="26.146cm" svg:y2="9.001cm">
          <text:p/>
        </draw:line>
        <draw:g>
          <draw:custom-shape draw:style-name="gr2" draw:text-style-name="P1" draw:layer="layout" svg:width="2.413cm" svg:height="8.001cm" svg:x="3.159cm" svg:y="10.14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24cm" svg:y1="17.129cm" svg:x2="4.522cm" svg:y2="17.125cm">
            <text:p/>
          </draw:line>
          <draw:line draw:style-name="gr1" draw:text-style-name="P1" draw:layer="layout" svg:x1="4.683cm" svg:y1="17.383cm" svg:x2="6.08cm" svg:y2="17.383cm">
            <text:p/>
          </draw:line>
          <draw:line draw:style-name="gr1" draw:text-style-name="P1" draw:layer="layout" svg:x1="4.683cm" svg:y1="16.494cm" svg:x2="6.207cm" svg:y2="16.494cm">
            <text:p/>
          </draw:line>
          <draw:line draw:style-name="gr3" draw:text-style-name="P1" draw:layer="layout" svg:x1="2.397cm" svg:y1="15.097cm" svg:x2="4.395cm" svg:y2="15.093cm">
            <text:p/>
          </draw:line>
          <draw:line draw:style-name="gr1" draw:text-style-name="P1" draw:layer="layout" svg:x1="4.556cm" svg:y1="15.351cm" svg:x2="6.08cm" svg:y2="15.351cm">
            <text:p/>
          </draw:line>
          <draw:line draw:style-name="gr1" draw:text-style-name="P1" draw:layer="layout" svg:x1="4.556cm" svg:y1="14.462cm" svg:x2="6.207cm" svg:y2="14.462cm">
            <text:p/>
          </draw:line>
          <draw:custom-shape draw:style-name="gr2" draw:text-style-name="P1" draw:layer="layout" svg:width="1.397cm" svg:height="0.508cm" svg:x="3.668cm" svg:y="12.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3.667cm" svg:y="12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3.667cm" svg:y="12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3.667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3.667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3.667cm" svg:y="10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3.667cm" svg:y="10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3.668cm" svg:y="13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4.43cm" svg:y1="10.652cm" svg:x2="6.08cm" svg:y2="10.652cm">
            <text:p/>
          </draw:line>
          <draw:line draw:style-name="gr1" draw:text-style-name="P1" draw:layer="layout" svg:x1="4.303cm" svg:y1="13.573cm" svg:x2="6.08cm" svg:y2="13.573cm">
            <text:p/>
          </draw:line>
        </draw:g>
        <draw:g>
          <draw:custom-shape draw:style-name="gr2" draw:text-style-name="P1" draw:layer="layout" svg:width="2.413cm" svg:height="10.033cm" svg:x="9.151cm" svg:y="10.27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1" draw:layer="layout" svg:x1="8.516cm" svg:y1="17.256cm" svg:x2="10.514cm" svg:y2="17.252cm">
            <text:p/>
          </draw:line>
          <draw:line draw:style-name="gr1" draw:text-style-name="P1" draw:layer="layout" svg:x1="10.675cm" svg:y1="17.51cm" svg:x2="12.072cm" svg:y2="17.51cm">
            <text:p/>
          </draw:line>
          <draw:line draw:style-name="gr1" draw:text-style-name="P1" draw:layer="layout" svg:x1="10.675cm" svg:y1="16.621cm" svg:x2="12.199cm" svg:y2="16.621cm">
            <text:p/>
          </draw:line>
          <draw:line draw:style-name="gr3" draw:text-style-name="P1" draw:layer="layout" svg:x1="8.389cm" svg:y1="15.224cm" svg:x2="10.387cm" svg:y2="15.22cm">
            <text:p/>
          </draw:line>
          <draw:line draw:style-name="gr1" draw:text-style-name="P1" draw:layer="layout" svg:x1="10.548cm" svg:y1="15.478cm" svg:x2="12.072cm" svg:y2="15.478cm">
            <text:p/>
          </draw:line>
          <draw:line draw:style-name="gr1" draw:text-style-name="P1" draw:layer="layout" svg:x1="10.548cm" svg:y1="14.589cm" svg:x2="12.199cm" svg:y2="14.589cm">
            <text:p/>
          </draw:line>
          <draw:custom-shape draw:style-name="gr2" draw:text-style-name="P1" draw:layer="layout" svg:width="1.397cm" svg:height="0.508cm" svg:x="9.66cm" svg:y="12.84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397cm" svg:height="0.508cm" svg:x="9.659cm" svg:y="12.50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397cm" svg:height="0.508cm" svg:x="9.659cm" svg:y="12.15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397cm" svg:height="0.508cm" svg:x="9.659cm" svg:y="11.81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397cm" svg:height="0.508cm" svg:x="9.659cm" svg:y="11.46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397cm" svg:height="0.508cm" svg:x="9.659cm" svg:y="11.12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397cm" svg:height="0.508cm" svg:x="9.659cm" svg:y="10.77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397cm" svg:height="0.508cm" svg:x="9.66cm" svg:y="13.19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1" draw:text-style-name="P1" draw:layer="layout" svg:x1="10.422cm" svg:y1="10.779cm" svg:x2="12.072cm" svg:y2="10.779cm">
            <text:p/>
          </draw:line>
          <draw:line draw:style-name="gr1" draw:text-style-name="P1" draw:layer="layout" svg:x1="10.295cm" svg:y1="13.7cm" svg:x2="12.072cm" svg:y2="13.7cm">
            <text:p/>
          </draw:line>
          <draw:line draw:style-name="gr3" draw:text-style-name="P1" draw:layer="layout" svg:x1="8.493cm" svg:y1="19.161cm" svg:x2="10.491cm" svg:y2="19.157cm">
            <text:p/>
          </draw:line>
          <draw:line draw:style-name="gr1" draw:text-style-name="P1" draw:layer="layout" svg:x1="10.652cm" svg:y1="19.415cm" svg:x2="12.049cm" svg:y2="19.415cm">
            <text:p/>
          </draw:line>
          <draw:line draw:style-name="gr1" draw:text-style-name="P1" draw:layer="layout" svg:x1="10.652cm" svg:y1="18.526cm" svg:x2="12.176cm" svg:y2="18.526cm">
            <text:p/>
          </draw:line>
        </draw:g>
        <draw:g>
          <draw:custom-shape draw:style-name="gr2" draw:text-style-name="P1" draw:layer="layout" svg:width="2.413cm" svg:height="8.001cm" svg:x="21.701cm" svg:y="10.14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1.066cm" svg:y1="17.129cm" svg:x2="23.064cm" svg:y2="17.125cm">
            <text:p/>
          </draw:line>
          <draw:line draw:style-name="gr1" draw:text-style-name="P1" draw:layer="layout" svg:x1="23.225cm" svg:y1="17.383cm" svg:x2="24.622cm" svg:y2="17.383cm">
            <text:p/>
          </draw:line>
          <draw:line draw:style-name="gr1" draw:text-style-name="P1" draw:layer="layout" svg:x1="23.225cm" svg:y1="16.494cm" svg:x2="24.622cm" svg:y2="16.494cm">
            <text:p/>
          </draw:line>
          <draw:line draw:style-name="gr3" draw:text-style-name="P1" draw:layer="layout" svg:x1="20.939cm" svg:y1="15.097cm" svg:x2="22.937cm" svg:y2="15.093cm">
            <text:p/>
          </draw:line>
          <draw:line draw:style-name="gr1" draw:text-style-name="P1" draw:layer="layout" svg:x1="23.098cm" svg:y1="15.351cm" svg:x2="24.622cm" svg:y2="15.351cm">
            <text:p/>
          </draw:line>
          <draw:line draw:style-name="gr1" draw:text-style-name="P1" draw:layer="layout" svg:x1="23.098cm" svg:y1="14.462cm" svg:x2="24.749cm" svg:y2="14.462cm">
            <text:p/>
          </draw:line>
          <draw:custom-shape draw:style-name="gr2" draw:text-style-name="P1" draw:layer="layout" svg:width="1.397cm" svg:height="0.508cm" svg:x="22.21cm" svg:y="12.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22.209cm" svg:y="12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22.209cm" svg:y="12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22.209cm" svg:y="11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22.209cm" svg:y="11.3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22.209cm" svg:y="10.9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22.209cm" svg:y="10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397cm" svg:height="0.508cm" svg:x="22.21cm" svg:y="13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2.972cm" svg:y1="10.652cm" svg:x2="24.622cm" svg:y2="10.652cm">
            <text:p/>
          </draw:line>
          <draw:line draw:style-name="gr1" draw:text-style-name="P1" draw:layer="layout" svg:x1="22.845cm" svg:y1="13.573cm" svg:x2="24.622cm" svg:y2="13.573cm">
            <text:p/>
          </draw:line>
        </draw:g>
        <draw:g>
          <draw:custom-shape draw:style-name="gr4" draw:text-style-name="P1" draw:layer="layout" svg:width="1.397cm" svg:height="1.27cm" svg:x="7.731cm" svg:y="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1cm" svg:height="0.381cm" svg:x="8.239cm" svg:y="1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1.397cm" svg:height="1.27cm" svg:x="1.508cm" svg:y="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" draw:layer="layout" svg:width="0.381cm" svg:height="0.381cm" svg:x="2.016cm" svg:y="1.9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layer="layout" svg:width="1.905cm" svg:height="0.962cm" svg:x="1.508cm" svg:y="14.262cm">
          <draw:text-box>
            <text:p>+12</text:p>
          </draw:text-box>
        </draw:frame>
        <draw:line draw:style-name="gr1" draw:text-style-name="P1" draw:layer="layout" svg:x1="6.08cm" svg:y1="10.652cm" svg:x2="6.08cm" svg:y2="8.366cm">
          <text:p/>
        </draw:line>
        <draw:polyline draw:style-name="gr1" draw:text-style-name="P1" draw:layer="layout" svg:width="0.634cm" svg:height="4.571cm" svg:x="6.08cm" svg:y="9.001cm" svg:viewBox="0 0 635 4572" draw:points="0,4572 635,4572 635,0">
          <text:p/>
        </draw:polyline>
        <draw:polyline draw:style-name="gr1" draw:text-style-name="P1" draw:layer="layout" svg:width="0.634cm" svg:height="4.571cm" svg:x="11.818cm" svg:y="9.128cm" svg:viewBox="0 0 635 4572" draw:points="0,4572 635,4572 635,0">
          <text:p/>
        </draw:polyline>
        <draw:polyline draw:style-name="gr1" draw:text-style-name="P1" draw:layer="layout" svg:width="0.634cm" svg:height="4.571cm" svg:x="24.495cm" svg:y="9.001cm" svg:viewBox="0 0 635 4572" draw:points="0,4572 635,4572 635,0">
          <text:p/>
        </draw:polyline>
        <draw:line draw:style-name="gr1" draw:text-style-name="P1" draw:layer="layout" svg:x1="12.049cm" svg:y1="10.779cm" svg:x2="12.072cm" svg:y2="8.493cm">
          <text:p/>
        </draw:line>
        <draw:line draw:style-name="gr1" draw:text-style-name="P1" draw:layer="layout" svg:x1="24.622cm" svg:y1="10.652cm" svg:x2="24.622cm" svg:y2="8.366cm">
          <text:p/>
        </draw:line>
        <draw:polyline draw:style-name="gr1" draw:text-style-name="P1" draw:layer="layout" svg:width="0.38cm" svg:height="1.142cm" svg:x="11.945cm" svg:y="15.478cm" svg:viewBox="0 0 381 1143" draw:points="0,0 381,0 381,1143 0,1143">
          <text:p/>
        </draw:polyline>
        <draw:polyline draw:style-name="gr1" draw:text-style-name="P1" draw:layer="layout" svg:width="11.302cm" svg:height="13.334cm" svg:x="2.397cm" svg:y="2.651cm" svg:viewBox="0 0 11303 13335" draw:points="9906,13335 11303,13335 11303,4318 0,4318 0,0">
          <text:p/>
        </draw:polyline>
        <draw:polyline draw:style-name="gr1" draw:text-style-name="P1" draw:layer="layout" svg:width="1.269cm" svg:height="2.92cm" svg:x="12.072cm" svg:y="14.589cm" svg:viewBox="0 0 1270 2921" draw:points="0,2921 1270,2921 1270,0 0,0">
          <text:p/>
        </draw:polyline>
        <draw:polyline draw:style-name="gr1" draw:text-style-name="P1" draw:layer="layout" svg:width="11.302cm" svg:height="11.937cm" svg:x="2.143cm" svg:y="2.651cm" svg:viewBox="0 0 11303 11938" draw:points="11176,11938 11303,10160 11303,4699 0,4699 0,0">
          <text:p/>
        </draw:polyline>
        <draw:polyline draw:style-name="gr1" draw:text-style-name="P1" draw:layer="layout" svg:width="3.047cm" svg:height="0.761cm" svg:x="6.207cm" svg:y="14.462cm" svg:viewBox="0 0 3048 762" draw:points="0,0 2032,0 2032,762 3048,762">
          <text:p/>
        </draw:polyline>
        <draw:frame draw:style-name="gr7" draw:layer="layout" svg:width="1.7cm" svg:height="0.962cm" svg:x="7.324cm" svg:y="16.548cm">
          <draw:text-box>
            <text:p>Gnd</text:p>
          </draw:text-box>
        </draw:frame>
        <draw:frame draw:style-name="gr7" draw:layer="layout" svg:width="2.263cm" svg:height="0.962cm" svg:x="5.341cm" svg:y="5.826cm">
          <draw:text-box>
            <text:p>Green</text:p>
          </draw:text-box>
        </draw:frame>
        <draw:frame draw:style-name="gr7" draw:layer="layout" svg:width="2.305cm" svg:height="0.962cm" svg:x="5.445cm" svg:y="7.35cm">
          <draw:text-box>
            <text:p>Yellow</text:p>
          </draw:text-box>
        </draw:frame>
        <draw:line draw:style-name="gr1" draw:text-style-name="P1" draw:layer="layout" svg:x1="13.446cm" svg:y1="8.366cm" svg:x2="19.415cm" svg:y2="8.366cm">
          <text:p/>
        </draw:line>
        <draw:line draw:style-name="gr1" draw:text-style-name="P1" draw:layer="layout" svg:x1="13.573cm" svg:y1="9.001cm" svg:x2="19.542cm" svg:y2="9.001cm">
          <text:p/>
        </draw:line>
        <draw:frame draw:style-name="gr6" draw:layer="layout" svg:width="1.905cm" svg:height="0.962cm" svg:x="6.969cm" svg:y="18.072cm">
          <draw:text-box>
            <text:p>+12</text:p>
          </draw:text-box>
        </draw:frame>
        <draw:polyline draw:style-name="gr1" draw:text-style-name="P1" draw:layer="layout" svg:width="6.984cm" svg:height="3.428cm" svg:x="12.176cm" svg:y="15.097cm" svg:viewBox="0 0 6985 3429" draw:points="0,3429 6985,3429 6985,0">
          <text:p/>
        </draw:polyline>
        <draw:line draw:style-name="gr1" draw:text-style-name="P1" draw:layer="layout" svg:x1="24.622cm" svg:y1="15.351cm" svg:x2="24.622cm" svg:y2="16.494cm">
          <text:p/>
        </draw:line>
        <draw:polyline draw:style-name="gr1" draw:text-style-name="P1" draw:layer="layout" svg:width="0.634cm" svg:height="2.92cm" svg:x="24.622cm" svg:y="14.462cm" svg:viewBox="0 0 635 2921" draw:points="0,2921 635,2921 635,0 127,0">
          <text:p/>
        </draw:polyline>
        <draw:frame draw:style-name="gr7" draw:layer="layout" svg:width="1.7cm" svg:height="0.962cm" svg:x="19.874cm" svg:y="17.183cm">
          <draw:text-box>
            <text:p>Gnd</text:p>
          </draw:text-box>
        </draw:frame>
        <draw:polyline draw:style-name="gr1" draw:text-style-name="P1" draw:layer="layout" svg:width="17.271cm" svg:height="12.699cm" svg:x="8.366cm" svg:y="2.651cm" svg:viewBox="0 0 17272 12700" draw:points="16256,12700 17145,12700 17272,3556 0,3556 0,0">
          <text:p/>
        </draw:polyline>
        <draw:polyline draw:style-name="gr1" draw:text-style-name="P1" draw:layer="layout" svg:width="17.398cm" svg:height="13.207cm" svg:x="8.62cm" svg:y="2.651cm" svg:viewBox="0 0 17399 13208" draw:points="16637,13208 17399,13208 17272,3302 0,3302 0,0">
          <text:p/>
        </draw:polyline>
        <draw:frame draw:style-name="gr7" draw:layer="layout" svg:width="2.263cm" svg:height="0.962cm" svg:x="22.486cm" svg:y="4.81cm">
          <draw:text-box>
            <text:p>Green</text:p>
          </draw:text-box>
        </draw:frame>
        <draw:frame draw:style-name="gr7" draw:layer="layout" svg:width="2.305cm" svg:height="0.962cm" svg:x="22.444cm" svg:y="6.388cm">
          <draw:text-box>
            <text:p>Yellow</text:p>
          </draw:text-box>
        </draw:frame>
        <draw:line draw:style-name="gr1" draw:text-style-name="P1" draw:layer="layout" svg:x1="19.161cm" svg:y1="15.097cm" svg:x2="21.193cm" svg:y2="15.0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 Oualline</meta:initial-creator>
    <meta:creation-date>2014-05-16T07:23:39</meta:creation-date>
    <dc:date>2014-06-09T06:19:25.007957268</dc:date>
    <dc:creator>Steve Oualline</dc:creator>
    <meta:editing-duration>P5DT33M59S</meta:editing-duration>
    <meta:editing-cycles>3</meta:editing-cycles>
    <meta:generator>LibreOffice/4.1.3.2$Linux_X86_64 LibreOffice_project/410m0$Build-2</meta:generator>
    <meta:document-statistic meta:object-count="96"/>
  </office:meta>
</office:document-meta>
</file>